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7.203cm" style:use-optimal-column-width="false"/>
    </style:style>
    <style:style style:name="co2" style:family="table-column">
      <style:table-column-properties style:column-width="5.608cm" style:use-optimal-column-width="false"/>
    </style:style>
    <style:style style:name="co3" style:family="table-column">
      <style:table-column-properties style:column-width="8.479cm" style:use-optimal-column-width="false"/>
    </style:style>
    <style:style style:name="co4" style:family="table-column">
      <style:table-column-properties style:column-width="4.041cm" style:use-optimal-column-width="false"/>
    </style:style>
    <style:style style:name="ro1" style:family="table-row">
      <style:table-row-properties style:row-height="0.843cm"/>
    </style:style>
    <style:style style:name="ro2" style:family="table-row">
      <style:table-row-properties style:row-height="3.333cm"/>
    </style:style>
    <style:style style:name="ro3" style:family="table-row">
      <style:table-row-properties style:row-height="2.309cm"/>
    </style:style>
    <style:style style:name="ro4" style:family="table-row">
      <style:table-row-properties style:row-height="3.139cm"/>
    </style:style>
    <style:style style:name="ce1" style:family="table-cell">
      <style:graphic-properties draw:fill="solid" draw:fill-color="#ffffff" style:repeat="repeat"/>
      <style:paragraph-properties fo:line-height="100%" fo:text-align="center" fo:border="0.57pt solid #000000"/>
      <style:text-properties fo:font-size="13pt" style:font-size-asian="13pt" style:font-size-complex="13pt"/>
    </style:style>
    <style:style style:name="P1" style:family="paragraph">
      <style:paragraph-properties fo:line-height="100%" fo:text-align="center"/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331cm" svg:height="9.361cm" svg:x="1.522cm" svg:y="1.1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Data Source</text:p>
              </table:table-cell>
              <table:table-cell>
                <text:p text:style-name="P1">Data</text:p>
              </table:table-cell>
              <table:table-cell>
                <text:p text:style-name="P1">Data Example</text:p>
              </table:table-cell>
              <table:table-cell>
                <text:p text:style-name="P1">Destination</text:p>
              </table:table-cell>
            </table:table-row>
            <table:table-row table:style-name="ro2" table:default-cell-style-name="ce1">
              <table:table-cell>
                <text:p text:style-name="P1"/>
                <text:p text:style-name="P1"/>
                <text:p text:style-name="P1">Selling Products</text:p>
              </table:table-cell>
              <table:table-cell>
                <text:p text:style-name="P1">ProductName</text:p>
                <text:p text:style-name="P1">ProductId</text:p>
                <text:p text:style-name="P1">Quantity</text:p>
                <text:p text:style-name="P1">Price</text:p>
                <text:p text:style-name="P1">Total Price</text:p>
                <text:p text:style-name="P1">Discount</text:p>
              </table:table-cell>
              <table:table-cell>
                <text:p text:style-name="P1">Pedigree Joint Care</text:p>
                <text:p text:style-name="P1">47</text:p>
                <text:p text:style-name="P1">x20</text:p>
                <text:p text:style-name="P1">£9.99</text:p>
                <text:p text:style-name="P1">£23.50</text:p>
                <text:p text:style-name="P1">10%</text:p>
              </table:table-cell>
              <table:table-cell>
                <text:p text:style-name="P1">Receipt</text:p>
              </table:table-cell>
            </table:table-row>
            <table:table-row table:style-name="ro2" table:default-cell-style-name="ce1">
              <table:table-cell>
                <text:p text:style-name="P1"/>
                <text:p text:style-name="P1"/>
                <text:p text:style-name="P1">Adding a New Product</text:p>
              </table:table-cell>
              <table:table-cell>
                <text:p text:style-name="P1">ProductName</text:p>
                <text:p text:style-name="P1">ProductID</text:p>
                <text:p text:style-name="P1">Quantity</text:p>
                <text:p text:style-name="P1">Price<text:line-break/>Category</text:p>
              </table:table-cell>
              <table:table-cell>
                <text:p text:style-name="P1">Homeo Anxiety Relief</text:p>
                <text:p text:style-name="P1">21</text:p>
                <text:p text:style-name="P1">15ml</text:p>
                <text:p text:style-name="P1">£9.99</text:p>
                <text:p text:style-name="P1">Cat/Stress and Anxiety/Drops/</text:p>
                <text:p text:style-name="P1"/>
              </table:table-cell>
              <table:table-cell>
                <text:p text:style-name="P1">Database</text:p>
              </table:table-cell>
            </table:table-row>
            <table:table-row table:style-name="ro3" table:default-cell-style-name="ce1">
              <table:table-cell>
                <text:p text:style-name="P1"/>
                <text:p text:style-name="P1">Editing Stock Data</text:p>
              </table:table-cell>
              <table:table-cell>
                <text:p text:style-name="P1">ProductID</text:p>
                <text:p text:style-name="P1">StoreStock</text:p>
                <text:p text:style-name="P1">StorageStock</text:p>
                <text:p text:style-name="P1">TotalStock</text:p>
              </table:table-cell>
              <table:table-cell>
                <text:p text:style-name="P1">24</text:p>
                <text:p text:style-name="P1">5</text:p>
                <text:p text:style-name="P1">35</text:p>
                <text:p text:style-name="P1">40</text:p>
              </table:table-cell>
              <table:table-cell>
                <text:p text:style-name="P1">Database</text:p>
              </table:table-cell>
            </table:table-row>
            <table:table-row table:style-name="ro4" table:default-cell-style-name="ce1">
              <table:table-cell>
                <text:p text:style-name="P1"/>
                <text:p text:style-name="P1"/>
                <text:p text:style-name="P1">Editing An Item's Data</text:p>
              </table:table-cell>
              <table:table-cell>
                <text:p text:style-name="P1">ProductName</text:p>
                <text:p text:style-name="P1">ProductID</text:p>
                <text:p text:style-name="P1">Quantity</text:p>
                <text:p text:style-name="P1">Price<text:line-break/>Category</text:p>
              </table:table-cell>
              <table:table-cell>
                <text:p text:style-name="P1">Protexin Pro Kolin Plus</text:p>
                <text:p text:style-name="P1">65</text:p>
                <text:p text:style-name="P1">30ml</text:p>
                <text:p text:style-name="P1">£8.90</text:p>
                <text:p text:style-name="P1">Dog/Health Care/Other/</text:p>
              </table:table-cell>
              <table:table-cell>
                <text:p text:style-name="P1">Databas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3cm" svg:stroke-color="#000000" draw:marker-start-width="0.65cm" draw:marker-start-center="false" draw:marker-end-width="0.6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52:03.487000000</meta:creation-date>
    <dc:date>2014-10-01T12:19:10.626000000</dc:date>
    <meta:editing-duration>PT11M37S</meta:editing-duration>
    <meta:editing-cycles>1</meta:editing-cycles>
    <meta:document-statistic meta:object-count="1"/>
    <meta:generator>LibreOffice/4.2.5.2$Windows_x86 LibreOffice_project/61cb170a04bb1f12e77c884eab9192be736ec5f5</meta:generator>
  </office:meta>
</office:document-meta>
</file>